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d0267" officeooo:paragraph-rsid="000d0267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d0267" officeooo:paragraph-rsid="0016bb8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d0267" officeooo:paragraph-rsid="00187d72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d6749" officeooo:paragraph-rsid="000d6749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da087" officeooo:paragraph-rsid="000d0267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da087" officeooo:paragraph-rsid="000da087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e53c7" officeooo:paragraph-rsid="000e53c7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e53c7" officeooo:paragraph-rsid="0016bb8b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04e83" officeooo:paragraph-rsid="00104e83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6bb8b" officeooo:paragraph-rsid="00187d72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23720b" officeooo:paragraph-rsid="0023720b" style:font-weight-asian="bold" style:font-weight-complex="bold"/>
    </style:style>
    <style:style style:name="P12" style:family="paragraph" style:parent-style-name="Standard">
      <style:text-properties officeooo:paragraph-rsid="000da087"/>
    </style:style>
    <style:style style:name="P13" style:family="paragraph" style:parent-style-name="Standard">
      <style:text-properties style:text-underline-style="none" fo:font-weight="normal" officeooo:rsid="000d0267" officeooo:paragraph-rsid="000d0267" style:font-weight-asian="normal" style:font-weight-complex="normal"/>
    </style:style>
    <style:style style:name="P14" style:family="paragraph" style:parent-style-name="Standard">
      <style:text-properties officeooo:rsid="0021f625" officeooo:paragraph-rsid="0021f62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a745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da745" style:font-weight-asian="normal" style:font-weight-complex="normal"/>
    </style:style>
    <style:style style:name="T5" style:family="text">
      <style:text-properties style:text-underline-style="none" fo:font-weight="normal" officeooo:rsid="000db9b8" style:font-weight-asian="normal" style:font-weight-complex="normal"/>
    </style:style>
    <style:style style:name="T6" style:family="text">
      <style:text-properties style:text-underline-style="none" fo:font-weight="normal" officeooo:rsid="001148c4" style:font-weight-asian="normal" style:font-weight-complex="normal"/>
    </style:style>
    <style:style style:name="T7" style:family="text">
      <style:text-properties style:text-underline-style="none" fo:font-weight="normal" officeooo:rsid="00120037" style:font-weight-asian="normal" style:font-weight-complex="normal"/>
    </style:style>
    <style:style style:name="T8" style:family="text">
      <style:text-properties style:text-underline-style="none" fo:font-weight="normal" officeooo:rsid="0012bc69" style:font-weight-asian="normal" style:font-weight-complex="normal"/>
    </style:style>
    <style:style style:name="T9" style:family="text">
      <style:text-properties style:text-underline-style="none" fo:font-weight="normal" officeooo:rsid="00144a5b" style:font-weight-asian="normal" style:font-weight-complex="normal"/>
    </style:style>
    <style:style style:name="T10" style:family="text">
      <style:text-properties style:text-underline-style="none" fo:font-weight="normal" officeooo:rsid="0014afdc" style:font-weight-asian="normal" style:font-weight-complex="normal"/>
    </style:style>
    <style:style style:name="T11" style:family="text">
      <style:text-properties style:text-underline-style="none" fo:font-weight="normal" officeooo:rsid="0015fd32" style:font-weight-asian="normal" style:font-weight-complex="normal"/>
    </style:style>
    <style:style style:name="T12" style:family="text">
      <style:text-properties style:text-underline-style="none" fo:font-weight="normal" officeooo:rsid="00168871" style:font-weight-asian="normal" style:font-weight-complex="normal"/>
    </style:style>
    <style:style style:name="T13" style:family="text">
      <style:text-properties style:text-underline-style="none" fo:font-weight="normal" officeooo:rsid="00187d72" style:font-weight-asian="normal" style:font-weight-complex="normal"/>
    </style:style>
    <style:style style:name="T14" style:family="text">
      <style:text-properties style:text-underline-style="none" fo:font-weight="normal" officeooo:rsid="00198471" style:font-weight-asian="normal" style:font-weight-complex="normal"/>
    </style:style>
    <style:style style:name="T15" style:family="text">
      <style:text-properties style:text-underline-style="none" fo:font-weight="normal" officeooo:rsid="001aa563" style:font-weight-asian="normal" style:font-weight-complex="normal"/>
    </style:style>
    <style:style style:name="T16" style:family="text">
      <style:text-properties style:text-underline-style="none" fo:font-weight="normal" officeooo:rsid="001ae62f" style:font-weight-asian="normal" style:font-weight-complex="normal"/>
    </style:style>
    <style:style style:name="T17" style:family="text">
      <style:text-properties style:text-underline-style="none" fo:font-weight="normal" officeooo:rsid="001bea69" style:font-weight-asian="normal" style:font-weight-complex="normal"/>
    </style:style>
    <style:style style:name="T18" style:family="text">
      <style:text-properties style:text-underline-style="none" fo:font-weight="normal" officeooo:rsid="000da087" style:font-weight-asian="normal" style:font-weight-complex="normal"/>
    </style:style>
    <style:style style:name="T19" style:family="text">
      <style:text-properties style:text-underline-style="none" fo:font-weight="normal" officeooo:rsid="001d7497" style:font-weight-asian="normal" style:font-weight-complex="normal"/>
    </style:style>
    <style:style style:name="T20" style:family="text">
      <style:text-properties style:text-underline-style="none" fo:font-weight="normal" officeooo:rsid="002268ff" style:font-weight-asian="normal" style:font-weight-complex="normal"/>
    </style:style>
    <style:style style:name="T21" style:family="text">
      <style:text-properties style:text-underline-style="none" fo:font-weight="normal" officeooo:rsid="000d0267" style:font-weight-asian="normal" style:font-weight-complex="normal"/>
    </style:style>
    <style:style style:name="T22" style:family="text">
      <style:text-properties style:text-underline-style="none" fo:font-weight="normal" officeooo:rsid="00255816" style:font-weight-asian="normal" style:font-weight-complex="normal"/>
    </style:style>
    <style:style style:name="T23" style:family="text">
      <style:text-properties style:text-underline-style="none" fo:font-weight="normal" officeooo:rsid="0026d0a9" style:font-weight-asian="normal" style:font-weight-complex="normal"/>
    </style:style>
    <style:style style:name="T24" style:family="text">
      <style:text-properties style:text-underline-style="none" fo:font-weight="normal" officeooo:rsid="0026f748" style:font-weight-asian="normal" style:font-weight-complex="normal"/>
    </style:style>
    <style:style style:name="T25" style:family="text">
      <style:text-properties style:text-underline-style="none" fo:font-weight="normal" officeooo:rsid="00285b34" style:font-weight-asian="normal" style:font-weight-complex="normal"/>
    </style:style>
    <style:style style:name="T26" style:family="text">
      <style:text-properties style:text-underline-style="none" fo:font-weight="normal" officeooo:rsid="002b20f3" style:font-weight-asian="normal" style:font-weight-complex="normal"/>
    </style:style>
    <style:style style:name="T27" style:family="text">
      <style:text-properties officeooo:rsid="0025581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Audio in games:</text:p>
      <text:p text:style-name="P9"><text:span text:style-name="T3"/></text:p>
      <text:p text:style-name="P9"><text:span text:style-name="T3">- </text:span><text:span text:style-name="T6">Atmosphere</text:span></text:p>
      <text:p text:style-name="P9"><text:span text:style-name="T6">- Music</text:span></text:p>
      <text:p text:style-name="P9"><text:span text:style-name="T6">- UI sounds</text:span></text:p>
      <text:p text:style-name="P9"><text:span text:style-name="T6">- </text:span><text:span text:style-name="T7">Player feedback sounds (for example, picking up items)</text:span></text:p>
      <text:p text:style-name="P9"><text:span text:style-name="T7">- </text:span><text:span text:style-name="T8">Voice</text:span></text:p>
      <text:p text:style-name="P13"/>
      <text:p text:style-name="P1">Options for audio APIs <text:span text:style-name="T27">(all of them cross-platform)</text:span>:</text:p>
      <text:p text:style-name="P1"><text:span text:style-name="T3"/></text:p>
      <text:p text:style-name="P4"><text:span text:style-name="T1">PortAudio:</text:span></text:p>
      <text:p text:style-name="P1"><text:span text:style-name="T3"/></text:p>
      <text:p text:style-name="P1"><text:span text:style-name="T3">- </text:span><text:span text:style-name="T26">Simple API for audio I/O.</text:span></text:p>
      <text:p text:style-name="P1"><text:span text:style-name="T22">- </text:span><text:span text:style-name="T23">License detailed here: </text:span><text:a xlink:type="simple" xlink:href="http://portaudio.com/license.html" text:style-name="Internet_20_link" text:visited-style-name="Visited_20_Internet_20_Link">http://portaudio.com/license.html</text:a></text:p>
      <text:p text:style-name="P1"><text:span text:style-name="T3"/></text:p>
      <text:p text:style-name="P11"><text:span text:style-name="T3">Link:</text:span></text:p>
      <text:p text:style-name="P11"><text:a xlink:type="simple" xlink:href="http://portaudio.com/" text:style-name="Internet_20_link" text:visited-style-name="Visited_20_Internet_20_Link"><text:span text:style-name="T3">http://portaudio.com/</text:span></text:a></text:p>
      <text:p text:style-name="P11"><text:span text:style-name="T21"/></text:p>
      <text:p text:style-name="P1"><text:span text:style-name="T1">OpenAL:</text:span></text:p>
      <text:p text:style-name="P5"><text:span text:style-name="T4"/></text:p>
      <text:p text:style-name="P12"><text:span text:style-name="T18">- </text:span><text:span text:style-name="T17">S</text:span><text:span text:style-name="T18">imilar to OpenGL </text:span><text:span text:style-name="T19">in terms of usage, </text:span><text:span text:style-name="T20">so might be easier to learn.</text:span></text:p>
      <text:p text:style-name="P12"><text:span text:style-name="T20">- </text:span><text:span text:style-name="T24">Unclear what license it’s under. It seems that OpenAL is proprietary but there is another version known as OpenAL Soft that is under the LGPL license (</text:span><text:a xlink:type="simple" xlink:href="https://www.gnu.org/licenses/lgpl-3.0.en.html" text:style-name="Internet_20_link" text:visited-style-name="Visited_20_Internet_20_Link">https://www.gnu.org/licenses/lgpl-3.0.en.html</text:a><text:span text:style-name="T24">).</text:span></text:p>
      <text:p text:style-name="P12"><text:span text:style-name="T19"/></text:p>
      <text:p text:style-name="P14"><text:span text:style-name="T19">L</text:span><text:span text:style-name="T3">ink</text:span><text:span text:style-name="T25">s</text:span><text:span text:style-name="T3">:</text:span></text:p>
      <text:p text:style-name="P14"><text:a xlink:type="simple" xlink:href="https://www.openal.org/" text:style-name="Internet_20_link" text:visited-style-name="Visited_20_Internet_20_Link"><text:span text:style-name="T3">https://www.openal.org/</text:span></text:a></text:p>
      <text:p text:style-name="P14"><text:a xlink:type="simple" xlink:href="https://www.openal-soft.org/" text:style-name="Internet_20_link" text:visited-style-name="Visited_20_Internet_20_Link"><text:span text:style-name="T3">https://www.openal-soft.org/</text:span></text:a></text:p>
      <text:p text:style-name="P6"><text:span text:style-name="T4"/></text:p>
      <text:p text:style-name="P7"><text:span text:style-name="T2">S</text:span><text:span text:style-name="T1">DL:</text:span></text:p>
      <text:p text:style-name="P7"><text:span text:style-name="T3"/></text:p>
      <text:p text:style-name="P7"><text:span text:style-name="T3">- Can handle audio, video and user input (mouse, keyboard, joystick).</text:span></text:p>
      <text:p text:style-name="P8"><text:span text:style-name="T3">- </text:span><text:span text:style-name="T9">License – zli</text:span><text:span text:style-name="T10">b </text:span><text:span text:style-name="T11">(for version 2.0 and higher).</text:span></text:p>
      <text:p text:style-name="P8"><text:span text:style-name="T11"/></text:p>
      <text:p text:style-name="P8"><text:span text:style-name="T12">Link:</text:span></text:p>
      <text:p text:style-name="P8"><text:a xlink:type="simple" xlink:href="https://wiki.libsdl.org/" text:style-name="Internet_20_link" text:visited-style-name="Visited_20_Internet_20_Link"><text:span text:style-name="T12">https://wiki.libsdl.org/</text:span></text:a></text:p>
      <text:p text:style-name="P2"><text:span text:style-name="T3"/></text:p>
      <text:p text:style-name="P3"><text:span text:style-name="T1">SFML:</text:span></text:p>
      <text:p text:style-name="P3"><text:span text:style-name="T5"/></text:p>
      <text:p text:style-name="P3"><text:span text:style-name="T5">- “</text:span><text:span text:style-name="T13">Objected-oriented SDL”, </text:span><text:span text:style-name="T14">so similar to SDL but written in C++. Both will work with C++.</text:span></text:p>
      <text:p text:style-name="P3"><text:span text:style-name="T14">- </text:span><text:span text:style-name="T15">License – </text:span><text:span text:style-name="T16">zlib.</text:span></text:p>
      <text:p text:style-name="P3"><text:span text:style-name="T5"/></text:p>
      <text:p text:style-name="P10"><text:span text:style-name="T5">L</text:span><text:span text:style-name="T3">ink:</text:span></text:p>
      <text:p text:style-name="P10"><text:a xlink:type="simple" xlink:href="https://www.sfml-dev.org/" text:style-name="Internet_20_link" text:visited-style-name="Visited_20_Internet_20_Link"><text:span text:style-name="T3">https://www.sfml-dev.org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8T21:12:37.349677049</meta:creation-date>
    <meta:generator>LibreOffice/6.4.7.2$Linux_X86_64 LibreOffice_project/40$Build-2</meta:generator>
    <dc:date>2022-02-09T02:10:19.621681697</dc:date>
    <meta:editing-duration>PT4H57M21S</meta:editing-duration>
    <meta:editing-cycles>35</meta:editing-cycles>
    <meta:document-statistic meta:table-count="0" meta:image-count="0" meta:object-count="0" meta:page-count="1" meta:paragraph-count="28" meta:word-count="133" meta:character-count="901" meta:non-whitespace-character-count="794"/>
  </office:meta>
</office:document-meta>
</file>